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LOPEZ CAINICELA, SONIA LIDI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MAZAMAR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7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LOPEZ CAINICELA, SONIA LIDI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S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S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ROPIO (GENETICA)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8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7T18:08:1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